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9382in" table:align="left"/>
    </style:style>
    <style:style style:name="Table1.A" style:family="table-column">
      <style:table-column-properties style:column-width="1.0236in"/>
    </style:style>
    <style:style style:name="Table1.B" style:family="table-column">
      <style:table-column-properties style:column-width="0.914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line-through-style="solid" style:text-line-through-text="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 1</text:p>
      <text:p text:style-name="Standard">p38</text:p>
      <text:p text:style-name="Standard">38, 44, 48, 54, 60 middle column, 70, 76, 78, 82, 86, 92, 94</text:p>
      <text:p text:style-name="Standard"/>
      <text:p text:style-name="Standard">38</text:p>
      <text:p text:style-name="Standard">a Wine: Mixture: Homogeneous</text:p>
      <text:p text:style-name="Standard">b Beef Stew: Mixture: Heterogeneous</text:p>
      <text:p text:style-name="Standard">c Iron: Pure substance: Element</text:p>
      <text:p text:style-name="Standard">d Carbon monoxide: Pure substance: Compound</text:p>
      <text:p text:style-name="Standard"/>
      <text:p text:style-name="Standard">44</text:p>
      <text:p text:style-name="Standard">a Physical</text:p>
      <text:p text:style-name="Standard">b Physical</text:p>
      <text:p text:style-name="Standard">c Chemical</text:p>
      <text:p text:style-name="Standard">d Chemical</text:p>
      <text:p text:style-name="Standard">e Chemical</text:p>
      <text:p text:style-name="Standard"/>
      <text:p text:style-name="Standard">48</text:p>
      <text:p text:style-name="Standard">a Chemical</text:p>
      <text:p text:style-name="Standard">b Chemical</text:p>
      <text:p text:style-name="Standard">c Physical</text:p>
      <text:p text:style-name="Standard">d Chemical</text:p>
      <text:p text:style-name="Standard"/>
      <text:p text:style-name="Standard">54</text:p>
      <text:p text:style-name="Standard">134 °F</text:p>
      <text:p text:style-name="Standard">56.6 °C</text:p>
      <text:p text:style-name="Standard">329.817 °K</text:p>
      <text:p text:style-name="Standard"/>
      <text:p text:style-name="Standard">60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355 km/s</text:p>
          </table:table-cell>
          <table:table-cell table:style-name="Table1.B1" office:value-type="string">
            <text:p text:style-name="Table_20_Contents">3.55*10^7 cm/s</text:p>
          </table:table-cell>
        </table:table-row>
        <table:table-row>
          <table:table-cell table:style-name="Table1.A2" office:value-type="string">
            <text:p text:style-name="Table_20_Contents">1228 g/L</text:p>
          </table:table-cell>
          <table:table-cell table:style-name="Table1.B2" office:value-type="string">
            <text:p text:style-name="Table_20_Contents">1.228 g/mL</text:p>
          </table:table-cell>
        </table:table-row>
        <table:table-row>
          <table:table-cell table:style-name="Table1.A2" office:value-type="string">
            <text:p text:style-name="Table_20_Contents">554 mK/s</text:p>
          </table:table-cell>
          <table:table-cell table:style-name="Table1.B2" office:value-type="string">
            <text:p text:style-name="Table_20_Contents">0.554 K/s</text:p>
          </table:table-cell>
        </table:table-row>
        <table:table-row>
          <table:table-cell table:style-name="Table1.A2" office:value-type="string">
            <text:p text:style-name="Table_20_Contents">2.554 mg/mL</text:p>
          </table:table-cell>
          <table:table-cell table:style-name="Table1.B2" office:value-type="string">
            <text:p text:style-name="Table_20_Contents">2.554 g/L</text:p>
          </table:table-cell>
        </table:table-row>
      </table:table>
      <text:p text:style-name="Standard"/>
      <text:p text:style-name="Standard">70</text:p>
      <text:p text:style-name="Standard">a 22.439592 g</text:p>
      <text:p text:style-name="Standard">b 8.3238 mL</text:p>
      <text:p text:style-name="Standard"/>
      <text:p text:style-name="Standard">76</text:p>
      <text:p text:style-name="Standard">a 18<text:span text:style-name="T2">0</text:span>,7<text:span text:style-name="T1">0</text:span>1 mi</text:p>
      <text:p text:style-name="Standard">b <text:span text:style-name="T1">0.00</text:span>1<text:span text:style-name="T1">0</text:span>4<text:span text:style-name="T3">0</text:span> m</text:p>
      <text:p text:style-name="P1">c <text:span text:style-name="T1">0</text:span>.<text:span text:style-name="T1">00</text:span>571<text:span text:style-name="T3">0</text:span> km</text:p>
      <text:p text:style-name="Standard">d 9<text:span text:style-name="T1">0</text:span>,2<text:span text:style-name="T1">0</text:span>1 m</text:p>
      <text:p text:style-name="Standard"/>
      <text:p text:style-name="Standard"/>
      <text:p text:style-name="Standard"/>
      <text:p text:style-name="Standard"><text:soft-page-break/>78</text:p>
      <text:p text:style-name="Standard">a 3</text:p>
      <text:p text:style-name="Standard">b 1</text:p>
      <text:p text:style-name="Standard">c 4</text:p>
      <text:p text:style-name="Standard">d 5</text:p>
      <text:p text:style-name="Standard">e 3</text:p>
      <text:p text:style-name="Standard"/>
      <text:p text:style-name="Standard">82</text:p>
      <text:p text:style-name="Standard">a 7.98 * 10^4</text:p>
      <text:p text:style-name="Standard">b 1.55 * 10^7</text:p>
      <text:p text:style-name="Standard">c 2.35</text:p>
      <text:p text:style-name="Standard">d 4.54 * 10^-5</text:p>
      <text:p text:style-name="Standard"/>
      <text:p text:style-name="Standard">86</text:p>
      <text:p text:style-name="Standard">a 1.03 * 10^-1</text:p>
      <text:p text:style-name="Standard">b 1.25 * 10^3</text:p>
      <text:p text:style-name="Standard">c 6.23 * 10^-1</text:p>
      <text:p text:style-name="Standard">d 4.91 * 10^2</text:p>
      <text:p text:style-name="Standard"/>
      <text:p text:style-name="Standard">92</text:p>
      <text:p text:style-name="Standard">a 0.0289 micrometer</text:p>
      <text:p text:style-name="Standard">b 1.432 L </text:p>
      <text:p text:style-name="Standard">c 1,211,000 Gm</text:p>
      <text:p text:style-name="Standard"/>
      <text:p text:style-name="Standard">94</text:p>
      <text:p text:style-name="Standard">a 35.56 mm</text:p>
      <text:p text:style-name="Standard">b 3535.68 cm</text:p>
      <text:p text:style-name="Standard">c 4067.529 lb</text:p>
      <text:p text:style-name="Standard">d 0.745236 k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25T12:45:49.71</meta:creation-date>
    <dc:date>2018-01-25T13:51:13.62</dc:date>
    <dc:creator>Timothy Cayer</dc:creator>
    <meta:editing-duration>PT19M7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2" meta:paragraph-count="65" meta:word-count="168" meta:character-count="695"/>
  </office:meta>
</office:document-meta>
</file>